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9F6000002881EA1C52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style:contextual-spacing="false"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style:contextual-spacing="false"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style:contextual-spacing="false" fo:line-height="100%"/>
      <style:text-properties style:font-name="Liberation Sans1"/>
    </style:style>
    <style:style style:name="P11"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6"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9"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3"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4"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5"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3" style:family="paragraph" style:parent-style-name="Table_20_Contents">
      <style:text-properties style:font-name="Liberation Sans1" fo:font-size="11pt" style:font-size-asian="11pt" style:font-size-complex="11pt"/>
    </style:style>
    <style:style style:name="P34"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8" style:family="paragraph" style:parent-style-name="Table_20_Contents">
      <style:text-properties style:font-name="Arial1" fo:font-size="14pt" style:font-size-asian="14pt" style:font-size-complex="14pt"/>
    </style:style>
    <style:style style:name="P39"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1"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2"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3"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4"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5"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officeooo:paragraph-rsid="00187c4b" style:font-size-asian="9pt" style:font-size-complex="9pt"/>
    </style:style>
    <style:style style:name="P46"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47" style:family="paragraph" style:parent-style-name="Heading_20_2">
      <style:text-properties style:font-name="Liberation Sans1"/>
    </style:style>
    <style:style style:name="P48" style:family="paragraph" style:parent-style-name="Heading_20_2">
      <style:paragraph-properties fo:text-align="center" style:justify-single-word="false"/>
      <style:text-properties style:font-name="Liberation Sans1"/>
    </style:style>
    <style:style style:name="P49"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officeooo:rsid="001707df" style:font-weight-asian="bold" style:font-weight-complex="bold"/>
    </style:style>
    <style:style style:name="T4" style:family="text">
      <style:text-properties fo:font-weight="bold" style:font-weight-asian="bold" style:font-name-complex="Calibri2"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name-complex="Calibri2"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text-underline-style="solid" style:text-underline-width="auto" style:text-underline-color="font-color" style:font-name-complex="Calibri2"/>
    </style:style>
    <style:style style:name="T9" style:family="text">
      <style:text-properties style:text-underline-style="solid" style:text-underline-width="auto" style:text-underline-color="font-color" officeooo:rsid="00150c53"/>
    </style:style>
    <style:style style:name="T10" style:family="text">
      <style:text-properties style:text-underline-style="solid" style:text-underline-width="auto" style:text-underline-color="font-color" officeooo:rsid="00187c4b"/>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font-name-complex="Calibri2"/>
    </style:style>
    <style:style style:name="T15" style:family="text">
      <style:text-properties fo:font-size="26pt" fo:font-weight="bold" style:font-size-asian="26pt" style:font-weight-asian="bold" style:font-name-complex="Calibri2" style:font-size-complex="26pt"/>
    </style:style>
    <style:style style:name="T16" style:family="text">
      <style:text-properties fo:font-weight="normal" style:font-weight-asian="normal" style:font-name-complex="Calibri2" style:font-weight-complex="normal"/>
    </style:style>
    <style:style style:name="T17" style:family="text">
      <style:text-properties fo:font-size="10pt" style:text-underline-style="solid" style:text-underline-width="auto" style:text-underline-color="font-color" style:font-size-asian="10pt" style:font-name-complex="Calibri2" style:font-size-complex="10pt"/>
    </style:style>
    <style:style style:name="T18" style:family="text">
      <style:text-properties fo:font-size="10pt" style:font-size-asian="10pt" style:font-name-complex="Calibri2" style:font-size-complex="10pt"/>
    </style:style>
    <style:style style:name="T19" style:family="text">
      <style:text-properties style:font-name="Liberation Sans1"/>
    </style:style>
    <style:style style:name="T20" style:family="text">
      <style:text-properties style:font-name="Liberation Sans1" fo:font-size="9pt" fo:font-weight="normal" style:font-size-asian="9pt" style:font-weight-asian="normal" style:font-size-complex="9pt" style:font-weight-complex="normal"/>
    </style:style>
    <style:style style:name="T21"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2"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style:font-name="Liberation Sans1" fo:font-size="8pt" style:text-underline-style="none" fo:font-weight="bold" style:font-size-asian="8pt" style:font-weight-asian="bold" style:font-size-complex="8pt" style:font-weight-complex="bold"/>
    </style:style>
    <style:style style:name="T24" style:family="text">
      <style:text-properties style:font-name="Liberation Sans" fo:font-size="12pt" style:font-name-asian="Liberation Sans" style:font-size-asian="12pt" style:font-name-complex="Liberation Sans" style:font-size-complex="12pt"/>
    </style:style>
    <style:style style:name="T25" style:family="text">
      <style:text-properties fo:font-size="12pt" style:font-name-asian="DejaVu Sans1" style:font-size-asian="12pt" style:font-name-complex="Arial3" style:font-size-complex="12pt"/>
    </style:style>
    <style:style style:name="T26" style:family="text">
      <style:text-properties fo:font-size="20pt" fo:font-weight="bold" style:font-size-asian="20pt" style:font-weight-asian="bold" style:font-name-complex="Calibri2" style:font-size-complex="20pt"/>
    </style:style>
    <style:style style:name="T2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8" style:family="text">
      <style:text-properties officeooo:rsid="001707df"/>
    </style:style>
    <style:style style:name="T29"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79619544" text:id="ct179619544">
          <text:insertion>
            <office:change-info>
              <dc:creator>Unknown Author</dc:creator>
              <dc:date>2013-01-21T12:13:00</dc:date>
            </office:change-info>
          </text:insertion>
        </text:changed-region>
        <text:changed-region xml:id="ct179620208" text:id="ct179620208">
          <text:insertion>
            <office:change-info>
              <dc:creator>Unknown Author</dc:creator>
              <dc:date>2013-01-21T12:14:00</dc:date>
            </office:change-info>
          </text:insertion>
        </text:changed-region>
        <text:changed-region xml:id="ct179621224" text:id="ct179621224">
          <text:insertion>
            <office:change-info>
              <dc:creator>Unknown Author</dc:creator>
              <dc:date>2013-01-21T12:14:00</dc:date>
            </office:change-info>
          </text:insertion>
        </text:changed-region>
        <text:changed-region xml:id="ct179623000" text:id="ct179623000">
          <text:insertion>
            <office:change-info>
              <dc:creator>Vlad Orlenko</dc:creator>
              <dc:date>2012-10-14T20:51:00</dc:date>
            </office:change-info>
          </text:insertion>
        </text:changed-region>
        <text:changed-region xml:id="ct184794072" text:id="ct184794072">
          <text:insertion>
            <office:change-info>
              <dc:creator>Unknown Author</dc:creator>
              <dc:date>2013-07-23T17:39:00</dc:date>
            </office:change-info>
          </text:insertion>
        </text:changed-region>
        <text:changed-region xml:id="ct179617000" text:id="ct179617000">
          <text:insertion>
            <office:change-info>
              <dc:creator>Vlad Orlenko</dc:creator>
              <dc:date>2012-10-14T20:52:00</dc:date>
            </office:change-info>
          </text:insertion>
        </text:changed-region>
        <text:changed-region xml:id="ct179613696" text:id="ct179613696">
          <text:insertion>
            <office:change-info>
              <dc:creator>Vlad Orlenko</dc:creator>
              <dc:date>2012-10-14T20:52:00</dc:date>
            </office:change-info>
          </text:insertion>
        </text:changed-region>
        <text:changed-region xml:id="ct179622240" text:id="ct179622240">
          <text:insertion>
            <office:change-info>
              <dc:creator>Vlad Orlenko</dc:creator>
              <dc:date>2012-10-15T06:08:00</dc:date>
            </office:change-info>
          </text:insertion>
        </text:changed-region>
        <text:changed-region xml:id="ct179621320" text:id="ct179621320">
          <text:insertion>
            <office:change-info>
              <dc:creator>Vlad Orlenko</dc:creator>
              <dc:date>2012-10-15T06:08:00</dc:date>
            </office:change-info>
          </text:insertion>
        </text:changed-region>
        <text:changed-region xml:id="ct179617096" text:id="ct179617096">
          <text:insertion>
            <office:change-info>
              <dc:creator>Vlad Orlenko</dc:creator>
              <dc:date>2012-10-15T06:08:00</dc:date>
            </office:change-info>
          </text:insertion>
        </text:changed-region>
        <text:changed-region xml:id="ct179616112" text:id="ct179616112">
          <text:insertion>
            <office:change-info>
              <dc:creator>Vlad Orlenko</dc:creator>
              <dc:date>2012-10-15T06:08:00</dc:date>
            </office:change-info>
          </text:insertion>
        </text:changed-region>
        <text:changed-region xml:id="ct179606888" text:id="ct179606888">
          <text:insertion>
            <office:change-info>
              <dc:creator>Vlad Orlenko</dc:creator>
              <dc:date>2012-10-15T06:08:00</dc:date>
            </office:change-info>
          </text:insertion>
        </text:changed-region>
        <text:changed-region xml:id="ct179607336" text:id="ct179607336">
          <text:insertion>
            <office:change-info>
              <dc:creator>Vlad Orlenko</dc:creator>
              <dc:date>2012-10-15T06:08:00</dc:date>
            </office:change-info>
          </text:insertion>
        </text:changed-region>
        <text:changed-region xml:id="ct179607824" text:id="ct179607824">
          <text:insertion>
            <office:change-info>
              <dc:creator>Vlad Orlenko</dc:creator>
              <dc:date>2013-01-28T12:51:00</dc:date>
            </office:change-info>
          </text:insertion>
        </text:changed-region>
        <text:changed-region xml:id="ct179607432" text:id="ct179607432">
          <text:insertion>
            <office:change-info>
              <dc:creator>Vlad Orlenko</dc:creator>
              <dc:date>2012-10-15T06:08:00</dc:date>
            </office:change-info>
          </text:insertion>
        </text:changed-region>
        <text:changed-region xml:id="ct179607976" text:id="ct179607976">
          <text:insertion>
            <office:change-info>
              <dc:creator>Vlad Orlenko</dc:creator>
              <dc:date>2013-02-09T06:48:00</dc:date>
            </office:change-info>
          </text:insertion>
        </text:changed-region>
        <text:changed-region xml:id="ct179608232" text:id="ct179608232">
          <text:insertion>
            <office:change-info>
              <dc:creator>Vlad Orlenko</dc:creator>
              <dc:date>2013-02-09T06:48:00</dc:date>
            </office:change-info>
          </text:insertion>
        </text:changed-region>
        <text:changed-region xml:id="ct179613112" text:id="ct179613112">
          <text:insertion>
            <office:change-info>
              <dc:creator>Vlad Orlenko</dc:creator>
              <dc:date>2013-02-09T06:48:00</dc:date>
            </office:change-info>
          </text:insertion>
        </text:changed-region>
        <text:changed-region xml:id="ct179671496" text:id="ct179671496">
          <text:insertion>
            <office:change-info>
              <dc:creator>Vlad Orlenko</dc:creator>
              <dc:date>2013-01-31T16:18:00</dc:date>
            </office:change-info>
          </text:insertion>
        </text:changed-region>
        <text:changed-region xml:id="ct179612296" text:id="ct179612296">
          <text:insertion>
            <office:change-info>
              <dc:creator>Vlad Orlenko</dc:creator>
              <dc:date>2013-01-31T16:07:00</dc:date>
            </office:change-info>
          </text:insertion>
        </text:changed-region>
        <text:changed-region xml:id="ct179618312" text:id="ct179618312">
          <text:insertion>
            <office:change-info>
              <dc:creator>Vlad Orlenko</dc:creator>
              <dc:date>2012-11-01T16:09:00</dc:date>
            </office:change-info>
          </text:insertion>
        </text:changed-region>
        <text:changed-region xml:id="ct179560872" text:id="ct179560872">
          <text:insertion>
            <office:change-info>
              <dc:creator>Vlad Orlenko</dc:creator>
              <dc:date>2012-11-01T16:51:00</dc:date>
            </office:change-info>
          </text:insertion>
        </text:changed-region>
        <text:changed-region xml:id="ct179561184" text:id="ct179561184">
          <text:insertion>
            <office:change-info>
              <dc:creator>Vlad Orlenko</dc:creator>
              <dc:date>2013-01-21T23:02:00</dc:date>
            </office:change-info>
          </text:insertion>
        </text:changed-region>
        <text:changed-region xml:id="ct179599024" text:id="ct179599024">
          <text:insertion>
            <office:change-info>
              <dc:creator>Vlad Orlenko</dc:creator>
              <dc:date>2012-11-01T16:56:00</dc:date>
            </office:change-info>
          </text:insertion>
        </text:changed-region>
        <text:changed-region xml:id="ct179551944" text:id="ct179551944">
          <text:insertion>
            <office:change-info>
              <dc:creator>Vlad Orlenko</dc:creator>
              <dc:date>2013-01-28T12:54:00</dc:date>
            </office:change-info>
          </text:insertion>
        </text:changed-region>
        <text:changed-region xml:id="ct179560536" text:id="ct179560536">
          <text:insertion>
            <office:change-info>
              <dc:creator>Vlad Orlenko</dc:creator>
              <dc:date>2013-01-28T12:54:00</dc:date>
            </office:change-info>
          </text:insertion>
        </text:changed-region>
        <text:changed-region xml:id="ct179561424" text:id="ct179561424">
          <text:insertion>
            <office:change-info>
              <dc:creator>Vlad Orlenko</dc:creator>
              <dc:date>2012-11-01T16:57:00</dc:date>
            </office:change-info>
          </text:insertion>
        </text:changed-region>
        <text:changed-region xml:id="ct179559784" text:id="ct179559784">
          <text:insertion>
            <office:change-info>
              <dc:creator>Vlad Orlenko</dc:creator>
              <dc:date>2012-11-01T17:05:00</dc:date>
            </office:change-info>
          </text:insertion>
        </text:changed-region>
        <text:changed-region xml:id="ct178620384" text:id="ct178620384">
          <text:insertion>
            <office:change-info>
              <dc:creator>Vlad Orlenko</dc:creator>
              <dc:date>2012-11-01T17:06:00</dc:date>
            </office:change-info>
          </text:insertion>
        </text:changed-region>
        <text:changed-region xml:id="ct178620480" text:id="ct178620480">
          <text:insertion>
            <office:change-info>
              <dc:creator>Vlad Orlenko</dc:creator>
              <dc:date>2013-01-28T12:58:00</dc:date>
            </office:change-info>
          </text:insertion>
        </text:changed-region>
        <text:changed-region xml:id="ct179561664" text:id="ct179561664">
          <text:insertion>
            <office:change-info>
              <dc:creator>Vlad Orlenko</dc:creator>
              <dc:date>2013-01-28T12:58:00</dc:date>
            </office:change-info>
          </text:insertion>
        </text:changed-region>
        <text:changed-region xml:id="ct179561832" text:id="ct179561832">
          <text:insertion>
            <office:change-info>
              <dc:creator>Vlad Orlenko</dc:creator>
              <dc:date>2012-11-01T16:59:00</dc:date>
            </office:change-info>
          </text:insertion>
        </text:changed-region>
        <text:changed-region xml:id="ct178620912" text:id="ct178620912">
          <text:insertion>
            <office:change-info>
              <dc:creator>Vlad Orlenko</dc:creator>
              <dc:date>2012-11-01T16:59:00</dc:date>
            </office:change-info>
          </text:insertion>
        </text:changed-region>
        <text:changed-region xml:id="ct178620768" text:id="ct178620768">
          <text:insertion>
            <office:change-info>
              <dc:creator>Vlad Orlenko</dc:creator>
              <dc:date>2013-01-28T14:20:00</dc:date>
            </office:change-info>
          </text:insertion>
        </text:changed-region>
        <text:changed-region xml:id="ct178621920" text:id="ct178621920">
          <text:insertion>
            <office:change-info>
              <dc:creator>Vlad Orlenko</dc:creator>
              <dc:date>2013-01-28T14:20:00</dc:date>
            </office:change-info>
          </text:insertion>
        </text:changed-region>
        <text:changed-region xml:id="ct178622088" text:id="ct178622088">
          <text:insertion>
            <office:change-info>
              <dc:creator>Vlad Orlenko</dc:creator>
              <dc:date>2012-11-01T17:09:00</dc:date>
            </office:change-info>
          </text:insertion>
        </text:changed-region>
        <text:changed-region xml:id="ct178622512" text:id="ct178622512">
          <text:insertion>
            <office:change-info>
              <dc:creator>Vlad Orlenko</dc:creator>
              <dc:date>2012-11-01T17:09:00</dc:date>
            </office:change-info>
          </text:insertion>
        </text:changed-region>
        <text:changed-region xml:id="ct178622928" text:id="ct178622928">
          <text:insertion>
            <office:change-info>
              <dc:creator>Vlad Orlenko</dc:creator>
              <dc:date>2013-01-28T14:20:00</dc:date>
            </office:change-info>
          </text:insertion>
        </text:changed-region>
        <text:changed-region xml:id="ct179057896" text:id="ct179057896">
          <text:insertion>
            <office:change-info>
              <dc:creator>Vlad Orlenko</dc:creator>
              <dc:date>2012-11-01T17:10:00</dc:date>
            </office:change-info>
          </text:insertion>
        </text:changed-region>
        <text:changed-region xml:id="ct179776232" text:id="ct179776232">
          <text:insertion>
            <office:change-info>
              <dc:creator>Unknown Author</dc:creator>
              <dc:date>2013-02-21T20:57:00</dc:date>
            </office:change-info>
          </text:insertion>
        </text:changed-region>
        <text:changed-region xml:id="ct179554368" text:id="ct179554368">
          <text:insertion>
            <office:change-info>
              <dc:creator>Vlad Orlenko</dc:creator>
              <dc:date>2012-11-01T17:10:00</dc:date>
            </office:change-info>
          </text:insertion>
        </text:changed-region>
        <text:changed-region xml:id="ct178623024" text:id="ct178623024">
          <text:insertion>
            <office:change-info>
              <dc:creator>Vlad Orlenko</dc:creator>
              <dc:date>2012-11-01T16:44:00</dc:date>
            </office:change-info>
          </text:insertion>
        </text:changed-region>
        <text:changed-region xml:id="ct179544208" text:id="ct179544208">
          <text:insertion>
            <office:change-info>
              <dc:creator>Vlad Orlenko</dc:creator>
              <dc:date>2012-11-01T17:13:00</dc:date>
            </office:change-info>
          </text:insertion>
        </text:changed-region>
        <text:changed-region xml:id="ct179578712" text:id="ct17957871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embership Renewal Form 2013</text:h>
      <text:h text:style-name="P48"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text:change-start text:change-id="ct179619544"/>member.agency<text:change-end text:change-id="ct179619544"/></text:p>
          </table:table-cell>
          <table:table-cell table:style-name="Table3.B1" office:value-type="string">
            <text:p text:style-name="P24">Membership Number:</text:p>
          </table:table-cell>
          <table:table-cell table:style-name="Table3.C1" office:value-type="string">
            <text:p text:style-name="P24"><text:change-start text:change-id="ct179620208"/>member.memnum<text:change-end text:change-id="ct179620208"/></text:p>
          </table:table-cell>
        </table:table-row>
        <table:table-row>
          <table:covered-table-cell/>
          <table:table-cell table:style-name="Table3.A1" office:value-type="string">
            <text:p text:style-name="P25">Renewal Date:</text:p>
          </table:table-cell>
          <table:table-cell table:style-name="Table3.A1" office:value-type="string">
            <text:p text:style-name="P25"><text:change-start text:change-id="ct179621224"/>member.formatted_renewal_date<text:change-end text:change-id="ct179621224"/></text:p>
          </table:table-cell>
        </table:table-row>
      </table:table>
      <text:p text:style-name="P45"><text:span text:style-name="T3"/></text:p>
      <text:p text:style-name="P45"><text:span text:style-name="T2">Physical Address</text:span>: <text:span text:style-name="T5"><text:s/></text:span><text:change-start text:change-id="ct179623000"/><text:span text:style-name="T5">member.street</text:span><text:change-end text:change-id="ct179623000"/><text:span text:style-name="T5">, </text:span><text:change-start text:change-id="ct184794072"/><text:span text:style-name="T10">member.city</text:span><text:change-end text:change-id="ct184794072"/><text:span text:style-name="T5">, </text:span><text:change-start text:change-id="ct179617000"/><text:span text:style-name="T5">member.province</text:span><text:change-end text:change-id="ct179617000"/><text:span text:style-name="T5"><text:tab/></text:span><text:span text:style-name="T11"> </text:span><text:span text:style-name="T2">P</text:span><text:span text:style-name="T12">ostal Code: </text:span><text:span text:style-name="T5"><text:s/></text:span><text:change-start text:change-id="ct179613696"/><text:span text:style-name="T5">member.postal_code</text:span><text:change-end text:change-id="ct179613696"/><text:span text:style-name="T5"> <text:tab/></text:span></text:p>
      <text:p text:style-name="P23"><text:span text:style-name="T2">Phone</text:span>:<text:span text:style-name="T11"> </text:span><text:span text:style-name="T5"><text:s text:c="2"/></text:span><text:change-start text:change-id="ct179622240"/><text:span text:style-name="T5">member.phone</text:span><text:change-end text:change-id="ct179622240"/><text:span text:style-name="T5"> <text:tab/></text:span><text:span text:style-name="T11"> </text:span><text:span text:style-name="T2">Fax</text:span>:<text:span text:style-name="T5"> <text:s text:c="2"/></text:span><text:change-start text:change-id="ct179621320"/><text:span text:style-name="T5">member.fax</text:span><text:change-end text:change-id="ct179621320"/><text:span text:style-name="T5"><text:tab/></text:span></text:p>
      <text:p text:style-name="P22"><text:span text:style-name="T2">Website</text:span>: <text:span text:style-name="T5"><text:s text:c="2"/></text:span><text:change-start text:change-id="ct179617096"/><text:span text:style-name="T5">member.website</text:span><text:change-end text:change-id="ct179617096"/><text:span text:style-name="T5"><text:tab/> <text:s text:c="21"/><text:tab/></text:span></text:p>
      <text:p text:style-name="P20"><text:span text:style-name="T2">Contact</text:span>: <text:span text:style-name="T5"><text:s text:c="2"/></text:span><text:change-start text:change-id="ct179616112"/><text:span text:style-name="T5">member.agdirect</text:span><text:change-end text:change-id="ct179616112"/><text:span text:style-name="T5"> <text:s/><text:tab/></text:span><text:span text:style-name="T11"> </text:span><text:span text:style-name="T2">Title</text:span>: <text:change-start text:change-id="ct179606888"/><text:span text:style-name="T5"><text:s/></text:span><text:change-end text:change-id="ct179606888"/><text:span text:style-name="T5"><text:s/></text:span><text:change-start text:change-id="ct179607336"/><text:span text:style-name="T5">member.agdirect_title</text:span><text:change-end text:change-id="ct179607336"/><text:span text:style-name="T5"><text:tab/></text:span></text:p>
      <text:p text:style-name="P21"><text:span text:style-name="T2">Email</text:span>: <text:span text:style-name="T5"><text:s/></text:span><text:change-start text:change-id="ct179607824"/><text:span text:style-name="T5">member.email</text:span><text:change-end text:change-id="ct179607824"/><text:span text:style-name="T5"> <text:s/><text:tab/></text:span> <text:span text:style-name="T2">Direct Phone:</text:span> <text:change-start text:change-id="ct179607432"/><text:span text:style-name="T5"><text:s/>member.dirphone</text:span><text:change-end text:change-id="ct179607432"/><text:span text:style-name="T5"><text:tab/></text:span></text:p>
      <text:p text:style-name="P18"><text:span text:style-name="T23">If mailing address is different than your physical address, please include it here:<text:line-break/></text:span><text:span text:style-name="T27"> </text:span><text:change-start text:change-id="ct179607976"/><text:span text:style-name="T27">member.mailing_street</text:span><text:change-end text:change-id="ct179607976"/><text:span text:style-name="T27">, </text:span><text:change-start text:change-id="ct179608232"/><text:span text:style-name="T27">member.mailing_city</text:span><text:change-end text:change-id="ct179608232"/><text:span text:style-name="T27">, </text:span><text:change-start text:change-id="ct179613112"/><text:span text:style-name="T27">member.mailing_postal_code</text:span><text:change-end text:change-id="ct179613112"/><text:span text:style-name="T22"> <text:tab/> <text:s text:c="120"/></text:span></text:p>
      <text:p text:style-name="P17">Does your agency deliver a Family Resource Program (FRP)? (yes or no)<text:span text:style-name="T5"><text:tab/></text:span><text:change-start text:change-id="ct179671496"/><text:span text:style-name="T7">member.format_is_frp</text:span><text:change-end text:change-id="ct179671496"/><text:span text:style-name="T5"><text:tab/></text:span></text:p>
      <text:p text:style-name="P19"><text:span text:style-name="T2">If YES, please provide the name of your main FRP Site: </text:span><text:span text:style-name="T5"><text:s/><text:tab/></text:span><text:change-start text:change-id="ct179612296"/><text:span text:style-name="T5">member.frp_name</text:span><text:change-end text:change-id="ct179612296"/><text:span text:style-name="T5"><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D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2" office:value-type="string">
            <text:p text:style-name="P7"><text:span text:style-name="T24">□</text:span><text:span text:style-name="T25"> </text:span>BC Only Membership (FRP-BC)</text:p>
          </table:table-cell>
          <table:table-cell table:style-name="Table6.A2" office:value-type="string">
            <text:p text:style-name="P8">$60.00 <text:s/><text:span text:style-name="T5"><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5"><text:s text:c="8"/></text:span><text:span text:style-name="T11"><text:s text:c="6"/></text:span><text:span text:style-name="T13">Visa </text:span><text:span text:style-name="T5"><text:s text:c="11"/></text:span><text:span text:style-name="T11"><text:s text:c="6"/></text:span><text:span text:style-name="T13">MC </text:span><text:span text:style-name="T5"><text:s text:c="10"/></text:span></text:p>
            <text:p text:style-name="P5"><text:s text:c="4"/>Card No.: <text:span text:style-name="T5"><text:s text:c="92"/></text:span></text:p>
            <text:p text:style-name="P5"><text:s text:c="4"/>Expiry: mm/dd <text:s/><text:span text:style-name="T5"><text:s text:c="21"/></text:span><text:s text:c="2"/>/ <text:s/><text:span text:style-name="T5"><text:s text:c="26"/></text:span></text:p>
            <text:p text:style-name="P5"><text:s text:c="4"/>Cardholder Name: <text:span text:style-name="T5"><text:s text:c="78"/></text:span></text:p>
            <text:p text:style-name="P5"><text:s text:c="4"/>Signature: <text:span text:style-name="T5"><text:s text:c="91"/></text:span></text:p>
            <text:p text:style-name="P5"><text:span text:style-name="T2">Cheque:</text:span> <text:span text:style-name="T5"><text:s text:c="12"/></text:span><text:s text:c="10"/><text:span text:style-name="T2">Make cheques payable to:</text:span></text:p>
            <text:p text:style-name="P2"><text:span text:style-name="T19">BC Association of Family Resource Programs<text:line-break/></text:span><text:soft-page-break/><text:span text:style-name="T20">203 </text:span><text:span text:style-name="T21">–</text:span><text:span text:style-name="T20"> 2590 Granville St, Vancouver, BC V6H 3H1<text:line-break/></text:span><text:span text:style-name="T20">Tel: (604) 738-0068 <text:s/>Fax: (604) 738-0568 <text:s/>Email: </text:span><text:a xlink:type="simple" xlink:href="mailto:info@frpbc.ca"><text:span text:style-name="T20">info@frpbc.ca</text:span></text:a></text:p>
          </table:table-cell>
        </table:table-row>
        <table:table-row>
          <table:table-cell table:style-name="Table6.A2" office:value-type="string">
            <text:p text:style-name="P7"><text:span text:style-name="T24">□</text:span><text:span text:style-name="T25"> </text:span>Joint Membership <text:line-break/> <text:s text:c="3"/>(FRP-BC &amp; FRP Canada)</text:p>
          </table:table-cell>
          <table:table-cell table:style-name="Table6.A2" office:value-type="string">
            <text:p text:style-name="P8">$150.00 <text:s/><text:span text:style-name="T5"><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179618312"/><text:span text:style-name="T26">member.agency</text:span><text:change-end text:change-id="ct179618312"/><text:span text:style-name="T15"> </text:span></text:p>
      <text:p text:style-name="P11">Family Resource Programs Location List</text:p>
      <text:section text:style-name="Sect1" text:name="Location">
        <text:p text:style-name="P12"><office:annotation><dc:creator>Vlad Orlenko</dc:creator><dc:date>2012-11-01T16:38:06</dc:date><text:p text:style-name="P50"><text:span text:style-name="T29">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3"><text:span text:style-name="T4">FRP Name</text:span><text:span text:style-name="T14">: </text:span><text:span text:style-name="T8"><text:s/></text:span><text:change-start text:change-id="ct179560872"/><text:span text:style-name="T8">location.frp_program_name</text:span><text:change-end text:change-id="ct179560872"/><text:span text:style-name="T8"> <text:s text:c="101"/></text:span></text:p>
            </table:table-cell>
            <table:covered-table-cell/>
          </table:table-row>
          <table:table-row table:style-name="Table1.1">
            <table:table-cell table:style-name="Table1.A1" table:number-columns-spanned="2" office:value-type="string">
              <text:p text:style-name="P29"><text:span text:style-name="T4">Physical Address</text:span><text:span text:style-name="T14">: </text:span><text:span text:style-name="T8"><text:s/></text:span><text:change-start text:change-id="ct179561184"/><text:span text:style-name="T8">location.street</text:span><text:change-end text:change-id="ct179561184"/><text:span text:style-name="T8">, </text:span><text:change-start text:change-id="ct179599024"/><text:span text:style-name="T8">location.city</text:span><text:change-end text:change-id="ct179599024"/><text:span text:style-name="T17"><text:tab/> </text:span></text:p>
            </table:table-cell>
            <table:covered-table-cell/>
          </table:table-row>
          <table:table-row table:style-name="Table1.1">
            <table:table-cell table:style-name="Table1.A1" office:value-type="string">
              <text:p text:style-name="P28"><text:span text:style-name="T4">Prov</text:span><text:span text:style-name="T14">.: </text:span><text:span text:style-name="T8"><text:s/></text:span><text:change-start text:change-id="ct179551944"/><text:span text:style-name="T8">location.province</text:span><text:change-end text:change-id="ct179551944"/><text:span text:style-name="T8"> </text:span><text:span text:style-name="T17"><text:tab/></text:span></text:p>
            </table:table-cell>
            <table:table-cell table:style-name="Table1.A1" office:value-type="string">
              <text:p text:style-name="P39"><text:span text:style-name="T4">Postal Code</text:span><text:span text:style-name="T14">: </text:span><text:span text:style-name="T8"><text:s/></text:span><text:change-start text:change-id="ct179560536"/><text:span text:style-name="T8">location.postal_code</text:span><text:change-end text:change-id="ct179560536"/><text:span text:style-name="T8"><text:tab/></text:span></text:p>
            </table:table-cell>
          </table:table-row>
          <table:table-row table:style-name="Table1.1">
            <table:table-cell table:style-name="Table1.A1" table:number-columns-spanned="2" office:value-type="string">
              <text:p text:style-name="P29"><text:span text:style-name="T4">Mailing Address</text:span><text:span text:style-name="T16">: </text:span><text:span text:style-name="T8"><text:s/></text:span><text:change-start text:change-id="ct179561424"/><text:span text:style-name="T8">location.mailing_street</text:span><text:change-end text:change-id="ct179561424"/><text:span text:style-name="T8">, </text:span><text:change-start text:change-id="ct179559784"/><text:span text:style-name="T8">lo</text:span><text:change-end text:change-id="ct179559784"/><text:change-start text:change-id="ct178620384"/><text:span text:style-name="T8">cation.mailing_city</text:span><text:change-end text:change-id="ct178620384"/><text:span text:style-name="T17"><text:tab/> <text:s/></text:span></text:p>
            </table:table-cell>
            <table:covered-table-cell/>
          </table:table-row>
          <table:table-row table:style-name="Table1.1">
            <table:table-cell table:style-name="Table1.A1" office:value-type="string">
              <text:p text:style-name="P30"><text:span text:style-name="T4">Prov</text:span><text:span text:style-name="T14">.: </text:span><text:span text:style-name="T8"><text:s/></text:span><text:change-start text:change-id="ct178620480"/><text:span text:style-name="T8">location.mailing_province</text:span><text:change-end text:change-id="ct178620480"/><text:span text:style-name="T8"> </text:span><text:span text:style-name="T17"><text:tab/></text:span></text:p>
            </table:table-cell>
            <table:table-cell table:style-name="Table1.A1" office:value-type="string">
              <text:p text:style-name="P42"><text:span text:style-name="T4">Postal Code</text:span><text:span text:style-name="T16">: </text:span><text:span text:style-name="T6"><text:s/></text:span><text:change-start text:change-id="ct179561664"/><text:span text:style-name="T6">location.mailing_postal_code</text:span><text:change-end text:change-id="ct179561664"/><text:span text:style-name="T8"> <text:tab/></text:span></text:p>
            </table:table-cell>
          </table:table-row>
          <table:table-row table:style-name="Table1.1">
            <table:table-cell table:style-name="Table1.A1" office:value-type="string">
              <text:p text:style-name="P26"><text:span text:style-name="T4">Phone</text:span><text:span text:style-name="T14">: </text:span><text:span text:style-name="T8"><text:s/></text:span><text:change-start text:change-id="ct179561832"/><text:span text:style-name="T8">location.phone</text:span><text:change-end text:change-id="ct179561832"/><text:span text:style-name="T17"><text:tab/></text:span></text:p>
            </table:table-cell>
            <table:table-cell table:style-name="Table1.A1" office:value-type="string">
              <text:p text:style-name="P40"><text:span text:style-name="T4">Fax</text:span><text:span text:style-name="T14">: </text:span><text:span text:style-name="T8"><text:s/></text:span><text:change-start text:change-id="ct178620912"/><text:span text:style-name="T8">location.fax</text:span><text:change-end text:change-id="ct178620912"/><text:span text:style-name="T8"><text:tab/></text:span></text:p>
            </table:table-cell>
          </table:table-row>
          <table:table-row table:style-name="Table1.1">
            <table:table-cell table:style-name="Table1.A1" table:number-columns-spanned="2" office:value-type="string">
              <text:p text:style-name="P44"><text:span text:style-name="T4">Website</text:span><text:span text:style-name="T14">:</text:span><text:change-start text:change-id="ct178620768"/><text:span text:style-name="T14"> </text:span><text:change-end text:change-id="ct178620768"/><text:span text:style-name="T8"><text:s/></text:span><text:change-start text:change-id="ct178621920"/><text:span text:style-name="T8">location.website</text:span><text:change-end text:change-id="ct178621920"/><text:span text:style-name="T8"><text:tab/> <text:s text:c="7"/></text:span></text:p>
            </table:table-cell>
            <table:covered-table-cell/>
          </table:table-row>
          <table:table-row table:style-name="Table1.1">
            <table:table-cell table:style-name="Table1.A1" office:value-type="string">
              <text:p text:style-name="P27"><text:span text:style-name="T4">Main Contact</text:span><text:span text:style-name="T14">: </text:span><text:span text:style-name="T8"><text:s/></text:span><text:change-start text:change-id="ct178622088"/><text:span text:style-name="T8">location.main_contact.contact_name</text:span><text:change-end text:change-id="ct178622088"/><text:span text:style-name="T8"><text:tab/></text:span></text:p>
            </table:table-cell>
            <table:table-cell table:style-name="Table1.A1" office:value-type="string">
              <text:p text:style-name="P41"><text:span text:style-name="T4">Title</text:span><text:span text:style-name="T14">: </text:span><text:span text:style-name="T8"><text:s/></text:span><text:change-start text:change-id="ct178622512"/><text:span text:style-name="T8">location.main_contact.contact_position</text:span><text:change-end text:change-id="ct178622512"/><text:span text:style-name="T17"><text:tab/></text:span></text:p>
            </table:table-cell>
          </table:table-row>
          <table:table-row table:style-name="Table1.1">
            <table:table-cell table:style-name="Table1.A1" table:number-columns-spanned="2" office:value-type="string">
              <text:p text:style-name="P31"><text:span text:style-name="T4">Email</text:span><text:span text:style-name="T14">: </text:span><text:span text:style-name="T8"><text:s/></text:span><text:change-start text:change-id="ct178622928"/><text:span text:style-name="T8">location.main_contact.contact_email</text:span><text:change-end text:change-id="ct178622928"/><text:span text:style-name="T8"><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4"><text:span text:style-name="T2">Additi</text:span><text:span text:style-name="T2"><office:annotation><dc:creator>Vlad Orlenko</dc:creator><dc:date>2012-11-01T16:23:40</dc:date><text:p text:style-name="P50"><text:span text:style-name="T30">do table for contact <text:s/>in location.extra_contacts</text:span></text:p></office:annotation></text:span><text:span text:style-name="T2">onal Contact</text:span>: <text:span text:style-name="T5"><text:s/></text:span><text:change-start text:change-id="ct179057896"/><text:span text:style-name="T5">contact.contact_name</text:span><text:change-end text:change-id="ct179057896"/><text:span text:style-name="T8"><text:tab/></text:span></text:p>
            </table:table-cell>
            <table:table-cell table:style-name="Table7.A1" office:value-type="string">
              <text:p text:style-name="P35"><text:span text:style-name="T2">Title</text:span>: <text:span text:style-name="T5"><text:s/></text:span><text:change-start text:change-id="ct179776232"/><text:span text:style-name="T5">contact.contact_position</text:span><text:change-end text:change-id="ct179776232"/><text:span text:style-name="T5"> <text:s text:c="72"/></text:span></text:p>
            </table:table-cell>
          </table:table-row>
          <table:table-row table:style-name="Table7.1">
            <table:table-cell table:style-name="Table7.A1" table:number-columns-spanned="2" office:value-type="string">
              <text:p text:style-name="P36"><text:span text:style-name="T2">Email</text:span>: <text:span text:style-name="T5"><text:s/></text:span><text:change-start text:change-id="ct179554368"/><text:span text:style-name="T5">contact.contact_email</text:span><text:change-end text:change-id="ct179554368"/><text:span text:style-name="T17"><text:tab/> <text:s text:c="8"/></text:span></text:p>
            </table:table-cell>
            <table:covered-table-cell/>
          </table:table-row>
        </table:table>
        <text:p text:style-name="P32"><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3"><text:change-start text:change-id="ct178623024"/>day.name<text:change-end text:change-id="ct178623024"/><office:annotation><dc:creator>Vlad Orlenko</dc:creator><dc:date>2012-11-01T16:40:36</dc:date><text:p text:style-name="P50"><text:span text:style-name="T29">do row for day in location.days_of_operations</text:span></text:p></office:annotation></text:p>
            </table:table-cell>
            <table:table-cell table:style-name="Table8.A1" office:value-type="string">
              <text:p text:style-name="P37"><text:s/><text:change-start text:change-id="ct179544208"/>day.formatted_hours<text:change-end text:change-id="ct179544208"/><text:span text:style-name="T18"><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179578712"/>format_is_frp<text:change-end text:change-id="ct179578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3T17:39:34</dc:date>
    <meta:editing-duration>PT14H22M17S</meta:editing-duration>
    <meta:editing-cycles>64</meta:editing-cycles>
    <meta:generator>LibreOffice/4.0.2.2$Linux_x86 LibreOffice_project/400m0$Build-2</meta:generator>
    <meta:document-statistic meta:table-count="5" meta:image-count="1" meta:object-count="0" meta:page-count="3" meta:paragraph-count="57" meta:word-count="325" meta:character-count="3515" meta:non-whitespace-character-count="2387"/>
  </office:meta>
</office:document-meta>
</file>